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ff" fo:font-style="normal" fo:font-weight="normal" style:font-style-asian="normal" style:font-weight-asian="normal" style:font-style-complex="normal" style:font-weight-complex="normal"/>
    </style:style>
    <style:style style:name="P5" style:family="paragraph" style:parent-style-name="Standard">
      <style:paragraph-properties fo:margin-left="0.4925in" fo:margin-right="0in" fo:text-indent="0in" style:auto-text-indent="false"/>
    </style:style>
    <style:style style:name="P6" style:family="paragraph" style:parent-style-name="Standard" style:list-style-name="L1">
      <style:text-properties fo:font-style="normal" style:font-style-asian="normal" style:font-style-complex="normal"/>
    </style:style>
    <style:style style:name="P7" style:family="paragraph" style:parent-style-name="Standard" style:list-style-name="L1">
      <style:text-properties fo:font-style="normal" fo:font-weight="normal" style:font-style-asian="normal" style:font-weight-asian="normal" style:font-style-complex="normal" style:font-weight-complex="normal"/>
    </style:style>
    <style:style style:name="P8" style:family="paragraph" style:parent-style-name="Standard" style:list-style-name="L2">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e demos/topics_1_18.py in c153 repo</text:p>
      <text:p text:style-name="Standard"/>
      <text:p text:style-name="Standard">A word about the <text:span text:style-name="T1">input</text:span><text:span text:style-name="T3"> function and stderr redirection.</text:span></text:p>
      <text:p text:style-name="P1"/>
      <text:p text:style-name="P1">Preconditions and Postconditions</text:p>
      <text:p text:style-name="P1"/>
      <text:p text:style-name="Standard">changing an imported name:</text:p>
      <text:p text:style-name="Standard"><text:span text:style-name="T6">from</text:span> <text:span text:style-name="T1">module</text:span> <text:span text:style-name="T6">import</text:span> <text:span text:style-name="T1">name</text:span> [<text:span text:style-name="T6">as</text:span> <text:span text:style-name="T1">new_name]</text:span></text:p>
      <text:list xml:id="list5055221921" text:style-name="L1">
        <text:list-item>
          <text:p text:style-name="P6">doesn't put the module name in the current namespace</text:p>
        </text:list-item>
        <text:list-item>
          <text:p text:style-name="P6">puts the identifier imported into current namespace</text:p>
        </text:list-item>
        <text:list-item>
          <text:p text:style-name="P6">if “<text:span text:style-name="T6">as</text:span><text:span text:style-name="T7"> new_name” is used, </text:span><text:span text:style-name="T2">new_name</text:span><text:span text:style-name="T7"> becomes part of the current namespace and refers to the object identified by </text:span><text:span text:style-name="T2">name</text:span><text:span text:style-name="T7"> in </text:span><text:span text:style-name="T2">module</text:span><text:span text:style-name="T7">.</text:span></text:p>
        </text:list-item>
        <text:list-item>
          <text:p text:style-name="P7">eg. <text:s/>from math import pi as PI<text:line-break/>after this, PI refers to math.pi and pi has no meaning in the current context (unless otherwise defined)</text:p>
        </text:list-item>
      </text:list>
      <text:p text:style-name="P1"/>
      <text:p text:style-name="P1">asking a file object for the name of it's associated physical file:</text:p>
      <text:p text:style-name="P5"><text:span text:style-name="T3">local_name = file_object.</text:span><text:span text:style-name="T1">name</text:span></text:p>
      <text:p text:style-name="Standard"><text:span text:style-name="T3">note: </text:span><text:span text:style-name="T1">name</text:span><text:span text:style-name="T3"> is a data member of the file object.</text:span></text:p>
      <text:p text:style-name="P1"/>
      <text:p text:style-name="Standard"><text:span text:style-name="T4">print</text:span><text:span text:style-name="T3"> vs </text:span><text:span text:style-name="T4">write</text:span><text:span text:style-name="T3"> <text:s/>(I don't use both on same file)</text:span></text:p>
      <text:list xml:id="list1864623397" text:style-name="L2">
        <text:list-item>
          <text:p text:style-name="P8"><text:span text:style-name="T3">print</text:span><text:span text:style-name="T5"> is a “front end” for write – it formats the output, creating a string and then hands that off to the output file's </text:span><text:span text:style-name="T3">write</text:span><text:span text:style-name="T5"> method</text:span></text:p>
        </text:list-item>
        <text:list-item>
          <text:p text:style-name="P8"><text:span text:style-name="T5">the </text:span><text:span text:style-name="T3">write</text:span><text:span text:style-name="T5"> method for a file object, which is opened for writing text, accepts exactly one parameter (and it must be a str object).</text:span></text:p>
        </text:list-item>
      </text:list>
      <text:p text:style-name="P2"/>
      <text:p text:style-name="P2">Exceptions occur when error conditions are detected. <text:s/>An exception which is not intercepted by the script code will terminate the currently executing code level (the one whose activation record is on the top of the stack of activation records) and pass the exception on to the next level of code. <text:s/>If none of the code levels intercepts the exception, the program will ultimately terminate.</text:p>
      <text:p text:style-name="P2"/>
      <text:p text:style-name="P3"><text:span text:style-name="T5">We intercept exceptions by wrapping code which is “suspect” in </text:span><text:span text:style-name="T3">“try .. except”</text:span><text:span text:style-name="T5"> blocks.</text:span></text:p>
      <text:p text:style-name="P2">Alternate version(s) <text:s/>try … except EXCEPTION … except EXCEPTION … except … else …</text:p>
      <text:p text:style-name="P3"><text:span text:style-name="T5">You can re-raise an exception by using the </text:span><text:span text:style-name="T3">raise</text:span><text:span text:style-name="T5"> statement inside the except [EXCEPTION]… block.</text:span></text:p>
      <text:p text:style-name="P2">Read Python Tutorials sections 8.2 – 8.4 for a synopsis and examples.</text:p>
      <text:p text:style-name="P2"/>
      <text:p text:style-name="P4">Program heading:</text:p>
      <text:p text:style-name="P4">#file: example.py</text:p>
      <text:p text:style-name="P4">#author: Casey</text:p>
      <text:p text:style-name="P4">#description of the program</text:p>
      <text:p text:style-name="P4"/>
      <text:p text:style-name="P4">functions...</text:p>
      <text:p text:style-name="P4">def func():</text:p>
      <text:p text:style-name="P4"><text:tab/>“””whats it do?</text:p>
      <text:p text:style-name="P4"><text:tab/>BLANK LINE</text:p>
      <text:p text:style-name="P4"><text:tab/>Purpose:(optional)</text:p>
      <text:p text:style-name="P4"><text:tab/>Preconditions:</text:p>
      <text:p text:style-name="P4"><text:tab/>Postconditions:</text:p>
      <text:p text:style-name="P4"><text:soft-page-break/><text:tab/>“””</text:p>
      <text:p text:style-name="P4"/>
      <text:p text:style-name="P4">Assign1 Help:<text:line-break/>from FileUtilities import openFileReadRebost as openRead,</text:p>
      <text:p text:style-name="P4"><text:tab/>…................. <text:s/>…........................</text:p>
      <text:p text:style-name="P4">infile = openRead()</text:p>
      <text:p text:style-name="P4">source = infile.name</text:p>
      <text:p text:style-name="P4">.</text:p>
      <text:p text:style-name="P4">..</text:p>
      <text:p text:style-name="P4">…</text:p>
      <text:p text:style-name="P4">magic happens</text:p>
      <text:p text:style-name="P4">…</text:p>
      <text:p text:style-name="P4">..</text:p>
      <text:p text:style-name="P4">.</text:p>
      <text:p text:style-name="P4">outfile = openWrite (outDefault)</text:p>
      <text:p text:style-name="P4"/>
      <text:p text:style-name="P4">slashPos = source.rfind('/') <text:s text:c="4"/>&lt;--- searches the str for '/'</text:p>
      <text:p text:style-name="P4">dotPos = source.rfind('.', slashPos + 1) <text:s text:c="5"/>&lt;----- searches the str for '.' AFTER the '/' + 1</text:p>
      <text:p text:style-name="P4">if dotPos == -1:</text:p>
      <text:p text:style-name="P4"><text:tab/>outDefault = source + '.grd'</text:p>
      <text:p text:style-name="P4">else:</text:p>
      <text:p text:style-name="P4"><text:tab/>outDefault = source[0:dotPos] + '.grd'</text:p>
      <text:p text:style-name="P4"/>
      <text:p text:style-name="P4">ANOTHER METHOD</text:p>
      <text:p text:style-name="P4">outDefault = source [ 0 : source.rindex('.',slashPos+1)]+'.grd'</text:p>
      <text:p text:style-name="P4"><text:tab/><text:span text:style-name="T8">may get a value error if there is no '.' found</text:span></text:p>
      <text:p text:style-name="P4">except IndexError:</text:p>
      <text:p text:style-name="P4"><text:tab/>outDefault = source + '.g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8:58:36</meta:creation-date>
    <dc:date>2013-01-23T11:22:57</dc:date>
    <meta:editing-duration>P0D</meta:editing-duration>
    <meta:editing-cycles>3</meta:editing-cycles>
    <meta:generator>LibreOffice/3.5$Linux_X86_64 LibreOffice_project/350m1$Build-2</meta:generator>
    <dc:creator>Casey Bladow</dc:creator>
    <meta:document-statistic meta:table-count="0" meta:image-count="0" meta:object-count="0" meta:page-count="2" meta:paragraph-count="55" meta:word-count="418" meta:character-count="2536" meta:non-whitespace-character-count="2153"/>
  </office:meta>
</office:document-meta>
</file>